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Gabriela" fo:font-size="40pt" style:font-size-asian="40pt" style:font-size-complex="40pt"/>
    </style:style>
    <style:style style:name="P6" style:family="paragraph">
      <loext:graphic-properties draw:fill-color="#ffffff"/>
      <style:text-properties style:font-name="Gabriela"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Gabriela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piled Vs Interprete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Compiled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Compiled languages will compile the entire code and make an executable file</text:span></text:p>
            <text:p text:style-name="P2"><text:span text:style-name="T1"/></text:p>
            <text:p text:style-name="P2"><text:span text:style-name="T1">You can easily see you will get a list of all errors in a c program This is due to compile will go through the entire code and find you all the errors.</text:span></text:p>
            <text:p text:style-name="P2"><text:span text:style-name="T1"/></text:p>
            <text:p text:style-name="P2"><text:span text:style-name="T1">And after compiling you will get a executable f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2.629cm" svg:x="1.4cm" svg:y="0.629cm" presentation:class="title" presentation:user-transformed="true">
          <draw:text-box>
            <text:p>Interpreted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1">As the word, it interprets every single line. So the code will be </text:span><text:span text:style-name="T1">evaluation one by one line. And it stops on the line itself if </text:span><text:span text:style-name="T1">encountered with a error. It won't check the lines after that.</text:span></text:p>
                <text:p text:style-name="P4"><text:span text:style-name="T1"/></text:p>
              </text:list-item>
              <text:list-item>
                <text:p text:style-name="P4"><text:span text:style-name="T1">You can see this behaviour in a Interpreted languag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2">Let’s See a Practical Examp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abriela" svg:font-family="Gabrie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6:19:33.577476816</meta:creation-date>
    <dc:date>2023-03-03T06:24:12.923922022</dc:date>
    <meta:editing-duration>PT4M40S</meta:editing-duration>
    <meta:editing-cycles>1</meta:editing-cycles>
    <meta:document-statistic meta:object-count="35"/>
    <meta:generator>LibreOffice/7.5.0.3$Linux_X86_64 LibreOffice_project/50$Build-3</meta:generator>
  </office:meta>
</office:document-meta>
</file>